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ble of Contents - can't add Format -&gt; Title Pag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 - can't add Format -&gt; Title Page</text:p>
          </text:index-title>
        </text:index-body>
      </text:table-of-conten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8cm" fo:page-height="10.49cm" style:num-format="1" style:print-orientation="landscape" fo:margin-top="2cm" fo:margin-bottom="2cm" fo:margin-left="2cm" fo:margin-right="2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Pastel_20_Bouque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0d1" draw:fill-gradient-name="Pastel_20_Bouque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09:19:32.691477556</meta:creation-date>
    <dc:date>2025-09-18T17:01:45.042791023</dc:date>
    <meta:editing-duration>PT2M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0" meta:character-count="50" meta:non-whitespace-character-count="41"/>
  </office:meta>
</office:document-meta>
</file>